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f0d" officeooo:paragraph-rsid="00110f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 2017-10-27</text:p>
      <text:p text:style-name="P1">4. Total bytes 147,456</text:p>
      <text:p text:style-name="P1">Used bytes <text:span text:style-name="T2">32,76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13:06:42.486727149</meta:creation-date>
    <dc:date>2022-09-04T13:12:29.415805250</dc:date>
    <meta:editing-duration>PT5M47S</meta:editing-duration>
    <meta:editing-cycles>1</meta:editing-cycles>
    <meta:document-statistic meta:table-count="0" meta:image-count="0" meta:object-count="0" meta:page-count="1" meta:paragraph-count="3" meta:word-count="9" meta:character-count="52" meta:non-whitespace-character-count="46"/>
    <meta:generator>LibreOffice/6.4.7.2$Linux_X86_64 LibreOffice_project/40$Build-2</meta:generator>
  </office:meta>
</office:document-meta>
</file>